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0c40f5" officeooo:paragraph-rsid="000c40f5"/>
    </style:style>
    <style:style style:name="P2" style:family="paragraph" style:parent-style-name="Standard">
      <style:text-properties style:font-name="Cantarell" officeooo:rsid="000e2848" officeooo:paragraph-rsid="000e2848"/>
    </style:style>
    <style:style style:name="P3" style:family="paragraph" style:parent-style-name="Standard">
      <style:text-properties style:font-name="Cantarell" officeooo:rsid="00109f74" officeooo:paragraph-rsid="00109f74"/>
    </style:style>
    <style:style style:name="P4" style:family="paragraph" style:parent-style-name="Standard">
      <style:text-properties style:font-name="Cantarell" officeooo:rsid="00141988" officeooo:paragraph-rsid="00141988"/>
    </style:style>
    <style:style style:name="P5" style:family="paragraph" style:parent-style-name="Standard">
      <style:text-properties style:font-name="Cantarell" style:text-underline-style="none" officeooo:rsid="00141988" officeooo:paragraph-rsid="00141988"/>
    </style:style>
    <style:style style:name="P6" style:family="paragraph" style:parent-style-name="Standard">
      <style:text-properties style:font-name="Cantarell" officeooo:rsid="0016ebda" officeooo:paragraph-rsid="0016ebda"/>
    </style:style>
    <style:style style:name="P7" style:family="paragraph" style:parent-style-name="Standard">
      <style:text-properties style:font-name="Cantarell" officeooo:rsid="001a0ba5" officeooo:paragraph-rsid="001a0ba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 <text:span text:style-name="T1">Diriger la sécurité</text:span></text:p>
      <text:p text:style-name="P1"/>
      <text:p text:style-name="P1"><text:tab/>- Définition d’une politique de sécurité</text:p>
      <text:p text:style-name="P1"><text:tab/>- Motivation et formation du personnel</text:p>
      <text:p text:style-name="P1"><text:tab/>- Mise en place de mesures proactives et réactives (blocage de sites, antivirus, ...)</text:p>
      <text:p text:style-name="P1"><text:tab/>- Optimisation de l’usage des technologies de l’information et des communications</text:p>
      <text:p text:style-name="P1"><text:tab/>- Solutions de sécurité</text:p>
      <text:p text:style-name="P1"/>
      <text:p text:style-name="P1">BYOD = Bring Your Own Device</text:p>
      <text:p text:style-name="P1"/>
      <text:p text:style-name="P2">La maîtrise de la sécurité informatiques est une question de gestion dont les outils et les services de sécurité constituent une partie liée à l’administration opérationnelle des systèmes.</text:p>
      <text:p text:style-name="P2"/>
      <text:p text:style-name="P3">Piloter la sécurité correspond à la volonté de maîtriser :</text:p>
      <text:p text:style-name="P3"><text:tab/>- Les risques liés à l’usage des technologies de l’information</text:p>
      <text:p text:style-name="P3"><text:tab/>- Les coûts engendrés pour se protéger des menaces</text:p>
      <text:p text:style-name="P3"><text:tab/>- Les moyens nécessaires pour réagir à une menace</text:p>
      <text:p text:style-name="P3"/>
      <text:p text:style-name="P4">3.2 <text:span text:style-name="T1">Juridique</text:span></text:p>
      <text:p text:style-name="P4"><text:span text:style-name="T1"/></text:p>
      <text:p text:style-name="P5">La responsabilité des DSI est de plus en plus invoquée lors de sinistres ou les ressources informatiques qu’ils gèrent sont l’objet ou le moyen de fraude.</text:p>
      <text:p text:style-name="P5">Il est nécessaire de pouvoir démontrer que des mesures suffisantes ont été mises en œuvre afin de se protéger contre un délit de manquement à la sécurité</text:p>
      <text:p text:style-name="P5">A défaut d’une obligation de résultat, il existe une obligation de moyens concernant la sécurité.</text:p>
      <text:p text:style-name="P5"/>
      <text:p text:style-name="P5">3.3 Ethique et formation</text:p>
      <text:p text:style-name="P5"/>
      <text:p text:style-name="P4"><text:span text:style-name="T2">Une éthique sécuritaire doit être développé pour tous les acteurs du système d’information : cela se traduit par une charte reconnue par chacun, et par un engagement personnel à la respecter.</text:span></text:p>
      <text:p text:style-name="P4"><text:span text:style-name="T2"/></text:p>
      <text:p text:style-name="P6"><text:span text:style-name="T2">Elle doit comprendre les éléments suivants :</text:span></text:p>
      <text:p text:style-name="P6"><text:span text:style-name="T2"><text:tab/>- Domaine d’application</text:span></text:p>
      <text:p text:style-name="P6"><text:span text:style-name="T2"><text:tab/>- Définition des moyens et procédures d’accès au ressources informatiques et <text:tab/> <text:tab/> <text:s text:c="2"/>Internet</text:span></text:p>
      <text:p text:style-name="P6"><text:span text:style-name="T2"><text:tab/>- Règles d’utilisation professionnelle, relationnelle et loyale des ressources</text:span></text:p>
      <text:p text:style-name="P6"><text:span text:style-name="T2"><text:tab/>- Procédures de sécurité</text:span></text:p>
      <text:p text:style-name="P6"><text:span text:style-name="T2"><text:tab/>- Bon usage des ressources</text:span></text:p>
      <text:p text:style-name="P6"><text:span text:style-name="T2"><text:tab/>- Conditions de confidentialité</text:span></text:p>
      <text:p text:style-name="P6"><text:span text:style-name="T2"><text:tab/>- Respect de la législation concernant les logiciels</text:span></text:p>
      <text:p text:style-name="P6"><text:span text:style-name="T2"><text:tab/>- Respect de l’intégrité des SI</text:span></text:p>
      <text:p text:style-name="P6"><text:span text:style-name="T2"><text:tab/>- Rappel des principales lois en vigueur à respecter</text:span></text:p>
      <text:p text:style-name="P6"><text:span text:style-name="T2"><text:tab/>- Moyens de contrôle du respect de la charte</text:span></text:p>
      <text:p text:style-name="P6"><text:span text:style-name="T2"><text:tab/>- Sanctions encourues en cas de non-respect</text:span></text:p>
      <text:p text:style-name="P6"><text:span text:style-name="T2"/></text:p>
      <text:p text:style-name="P7"><text:soft-page-break/><text:span text:style-name="T2">3.4 Architecture de sécurité</text:span></text:p>
      <text:p text:style-name="P7"><text:span text:style-name="T2"/></text:p>
      <text:p text:style-name="P7"><text:span text:style-name="T2">bla bla bla</text:span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3:48:17.424350792</meta:creation-date>
    <dc:date>2018-11-13T14:50:10.414180530</dc:date>
    <meta:editing-duration>PT27M45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2" meta:paragraph-count="32" meta:word-count="312" meta:character-count="1954" meta:non-whitespace-character-count="1649"/>
  </office:meta>
</office:document-meta>
</file>